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185a" officeooo:paragraph-rsid="001518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iostream&gt;</text:p>
      <text:p text:style-name="P1">using namespace std;</text:p>
      <text:p text:style-name="P1">//Solution 1: Change i&lt;n to i+n (change 1 character) *WORKS*</text:p>
      <text:p text:style-name="P1">//Solution 2: Change i-- to n-- <text:s/>(change 1 character) *WORKS*</text:p>
      <text:p text:style-name="P1">//Solution 3: Change i&lt;n to -i&lt;n (add 1 character) *WORKS*</text:p>
      <text:p text:style-name="P1"/>
      <text:p text:style-name="P1"/>
      <text:p text:style-name="P1">int main(int argc, char** argv)</text:p>
      <text:p text:style-name="P1">{</text:p>
      <text:p text:style-name="P1"><text:s text:c="8"/>int i, n = 20;</text:p>
      <text:p text:style-name="P1"/>
      <text:p text:style-name="P1"><text:s text:c="8"/>for (i=0; i&lt;n; i--)</text:p>
      <text:p text:style-name="P1"><text:s text:c="16"/>cout &lt;&lt; "-";</text:p>
      <text:p text:style-name="P1"><text:s text:c="8"/>cout &lt;&lt; endl;</text:p>
      <text:p text:style-name="P1"/>
      <text:p text:style-name="P1"><text:s text:c="8"/>return 0;</text:p>
      <text:p text:style-name="P1">}</text:p>
      <text:p text:style-name="P1"/>
      <text:p text:style-name="P1">Solution 1:</text:p>
      <text:p text:style-name="P1">Change 1&lt;n to i+n</text:p>
      <text:p text:style-name="P1"/>
      <text:p text:style-name="P1">This solution works due to the second parameter of the for loop being a boolean statement. <text:s/>As I learned very recently, you can use simple math to evaluate to a boolean value, where 0 is false, and any other value is true. <text:s/>After 20 iterations of the loop, i+n evaluates to false, thus breaking the loop.</text:p>
      <text:p text:style-name="P1"/>
      <text:p text:style-name="P1">Solution 2:</text:p>
      <text:p text:style-name="P1">Change I-- to n--</text:p>
      <text:p text:style-name="P1">This solution works by changing the value of n in each iteration of the for loop. <text:s/>As i&lt;n never evaluates to false when variable I is decremented, the opposite is true when you decrement n. <text:s/>Thus, after 20 iterations, i&lt;n evaluates to false, breaking the loop.</text:p>
      <text:p text:style-name="P1"/>
      <text:p text:style-name="P1">Solution 3:</text:p>
      <text:p text:style-name="P1">Change i&lt;n to -i&lt;n</text:p>
      <text:p text:style-name="P1">This solution works by changing the boolean parameter of the for loop. <text:s/>Since variable I is normally decremented, changing the boolean statement to use -I allows us to trick the program into acting as if we used i++. <text:s/>Thus, after 20 iterations, the boolean statement evaluates to false, breaking the loo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0:50:32.573234418</meta:creation-date>
    <dc:date>2015-09-23T10:57:43.391468443</dc:date>
    <meta:editing-duration>PT7M10S</meta:editing-duration>
    <meta:editing-cycles>1</meta:editing-cycles>
    <meta:document-statistic meta:table-count="0" meta:image-count="0" meta:object-count="0" meta:page-count="1" meta:paragraph-count="22" meta:word-count="231" meta:character-count="1320" meta:non-whitespace-character-count="1057"/>
    <meta:generator>LibreOffice/4.4.3.2$Linux_X86_64 LibreOffice_project/40m0$Build-2</meta:generator>
  </office:meta>
</office:document-meta>
</file>